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Vamos a convertir ese esbozo en <text:span text:style-name="Strong_20_Emphasis">un capítulo completo</text:span>, con más capas, más rigor y más profundidad conceptual. Te propongo una estructura clara, con secciones que se expanden de manera natural y que encajan con tu proyecto mayor: vida como sistema distribuido, inteligencia como proceso emergente, y reproducción como el operador lógico fundamental.</text:p>
      <text:p text:style-name="Text_20_body">Aquí tienes una versión ampliada, ya con densidad de capítulo.</text:p>
      <text:p text:style-name="Horizontal_20_Line"/>
      <text:h text:style-name="Heading_20_1" text:outline-level="1"><text:span text:style-name="Strong_20_Emphasis">Capítulo: La reproducción como operador lógico de la vida</text:span></text:h>
      <text:p text:style-name="Text_20_body">La reproducción suele presentarse como una función biológica más, una herramienta para la continuidad de las especies. Pero esta visión es superficial. La reproducción no es un accesorio de la vida: <text:span text:style-name="Strong_20_Emphasis">es su núcleo lógico</text:span>, el mecanismo que convierte la materia en proceso, el punto donde la física se vuelve historia y donde la información adquiere intención.</text:p>
      <text:p text:style-name="Text_20_body">Sin reproducción, no hay vida. Pero más profundamente: sin reproducción, <text:span text:style-name="Strong_20_Emphasis">no hay lógica</text:span>, no hay aprendizaje, no hay inteligencia. La reproducción es el primer algoritmo del universo capaz de conservar, transformar y seleccionar información. Es el acto que convierte un patrón en un programa.</text:p>
      <text:p text:style-name="Text_20_body">Este capítulo explora la reproducción como fenómeno lógico, termodinámico y evolutivo, y la sitúa como el origen mismo de la vida.</text:p>
      <text:p text:style-name="Horizontal_20_Line"/>
      <text:h text:style-name="Heading_20_2" text:outline-level="2"><text:span text:style-name="Strong_20_Emphasis">1. La reproducción como transición lógica: de patrón a proceso</text:span></text:h>
      <text:p text:style-name="Text_20_body">Antes de la vida, el universo estaba lleno de patrones: cristales, ciclos químicos, estructuras temporales. Pero estos patrones eran <text:span text:style-name="Strong_20_Emphasis">estáticos</text:span>. No se copiaban, no se modificaban, no se evaluaban. Eran configuraciones sin consecuencias.</text:p>
      <text:p text:style-name="Text_20_body">La reproducción introduce algo radicalmente nuevo:</text:p>
      <text:list xml:id="list4077187286" text:style-name="L1">
        <text:list-item>
          <text:p text:style-name="P2"><text:span text:style-name="Strong_20_Emphasis">Persistencia</text:span>: un patrón que se mantiene a través del tiempo. </text:p>
        </text:list-item>
        <text:list-item>
          <text:p text:style-name="P2"><text:span text:style-name="Strong_20_Emphasis">Iteración</text:span>: un patrón que se repite. </text:p>
        </text:list-item>
        <text:list-item>
          <text:p text:style-name="P2"><text:span text:style-name="Strong_20_Emphasis">Variación</text:span>: un patrón que explora alternativas. </text:p>
        </text:list-item>
        <text:list-item>
          <text:p text:style-name="P1"><text:span text:style-name="Strong_20_Emphasis">Selección</text:span>: un patrón que se somete a evaluación. </text:p>
        </text:list-item>
      </text:list>
      <text:p text:style-name="Text_20_body">Estas cuatro propiedades constituyen un <text:span text:style-name="Strong_20_Emphasis">sistema lógico completo</text:span>. La reproducción convierte la materia en un algoritmo capaz de:</text:p>
      <text:list xml:id="list1228784159" text:style-name="L2">
        <text:list-item>
          <text:p text:style-name="P4">almacenar información, </text:p>
        </text:list-item>
        <text:list-item>
          <text:p text:style-name="P4">ejecutarla, </text:p>
        </text:list-item>
        <text:list-item>
          <text:p text:style-name="P4">modificarla, </text:p>
        </text:list-item>
        <text:list-item>
          <text:p text:style-name="P3">y seleccionar las versiones más eficaces. </text:p>
        </text:list-item>
      </text:list>
      <text:p text:style-name="Text_20_body"><text:soft-page-break/>La vida no empieza con una molécula, sino con un <text:span text:style-name="Strong_20_Emphasis">bucle lógico</text:span>.</text:p>
      <text:p text:style-name="Horizontal_20_Line"/>
      <text:h text:style-name="Heading_20_2" text:outline-level="2"><text:span text:style-name="Strong_20_Emphasis">2. Cómo aparece la reproducción en la naturaleza</text:span></text:h>
      <text:p text:style-name="Text_20_body">La reproducción no surge como un evento milagroso, sino como una consecuencia inevitable de ciertos entornos químicos. Allí donde hay:</text:p>
      <text:list xml:id="list2512115620" text:style-name="L3">
        <text:list-item>
          <text:p text:style-name="P6"><text:span text:style-name="Strong_20_Emphasis">gradientes de energía</text:span>, </text:p>
        </text:list-item>
        <text:list-item>
          <text:p text:style-name="P6"><text:span text:style-name="Strong_20_Emphasis">moléculas capaces de formar enlaces estables</text:span>, </text:p>
        </text:list-item>
        <text:list-item>
          <text:p text:style-name="P6"><text:span text:style-name="Strong_20_Emphasis">ciclos de retroalimentación</text:span>, </text:p>
        </text:list-item>
        <text:list-item>
          <text:p text:style-name="P5"><text:span text:style-name="Strong_20_Emphasis">y suficiente tiempo</text:span>, </text:p>
        </text:list-item>
      </text:list>
      <text:p text:style-name="Text_20_body">aparecen sistemas que tienden a <text:span text:style-name="Strong_20_Emphasis">copiarse</text:span>.</text:p>
      <text:h text:style-name="Heading_20_3" text:outline-level="3"><text:span text:style-name="Strong_20_Emphasis">2.1. Autocatalizadores primitivos</text:span></text:h>
      <text:p text:style-name="Text_20_body">Las primeras formas de reproducción no eran células, ni siquiera genes. Eran moléculas que:</text:p>
      <text:list xml:id="list2234081932" text:style-name="L4">
        <text:list-item>
          <text:p text:style-name="P8">facilitaban su propia formación, </text:p>
        </text:list-item>
        <text:list-item>
          <text:p text:style-name="P8">aceleraban reacciones que producían copias de sí mismas, </text:p>
        </text:list-item>
        <text:list-item>
          <text:p text:style-name="P7">y se estabilizaban en presencia de ciertas condiciones energéticas. </text:p>
        </text:list-item>
      </text:list>
      <text:p text:style-name="Text_20_body">No eran “vivas”, pero ya eran <text:span text:style-name="Strong_20_Emphasis">procesos</text:span>.</text:p>
      <text:h text:style-name="Heading_20_3" text:outline-level="3"><text:span text:style-name="Strong_20_Emphasis">2.2. Redes de replicación</text:span></text:h>
      <text:p text:style-name="Text_20_body">Cuando varias moléculas autocatalíticas se conectan, aparece un fenómeno nuevo: <text:span text:style-name="Strong_20_Emphasis">la red se replica como conjunto</text:span>, aunque ninguna molécula individual sea capaz de hacerlo por sí sola.</text:p>
      <text:p text:style-name="Text_20_body">Aquí ya vemos un principio que te encanta:<text:line-break/><text:span text:style-name="Strong_20_Emphasis">la inteligencia emerge de la multiplicidad, no del individuo</text:span>.</text:p>
      <text:h text:style-name="Heading_20_3" text:outline-level="3"><text:span text:style-name="Strong_20_Emphasis">2.3. El salto a la información heredable</text:span></text:h>
      <text:p text:style-name="Text_20_body">El siguiente paso fue la aparición de moléculas capaces de almacenar secuencias: precursores del ARN. Estas moléculas no solo se replicaban, sino que <text:span text:style-name="Strong_20_Emphasis">conservaban un orden</text:span>, un patrón que podía variar y transmitirse.</text:p>
      <text:p text:style-name="Text_20_body">La reproducción se convierte entonces en <text:span text:style-name="Strong_20_Emphasis">información heredable</text:span>, y con ello aparece la evolución.</text:p>
      <text:p text:style-name="Horizontal_20_Line"/>
      <text:h text:style-name="Heading_20_2" text:outline-level="2"><text:span text:style-name="Strong_20_Emphasis">3. Qué provoca la reproducción: la termodinámica como motor lógico</text:span></text:h>
      <text:p text:style-name="Text_20_body">La reproducción no sucede “porque sí”. Tiene causas profundas en la física del universo.</text:p>
      <text:h text:style-name="Heading_20_3" text:outline-level="3"><text:soft-page-break/><text:span text:style-name="Strong_20_Emphasis">3.1. Sistemas abiertos y disipación de energía</text:span></text:h>
      <text:p text:style-name="Text_20_body">Los sistemas abiertos tienden a organizarse de formas que <text:span text:style-name="Strong_20_Emphasis">maximizan la disipación de energía</text:span>. La reproducción es una estrategia extremadamente eficaz para:</text:p>
      <text:list xml:id="list1498615312" text:style-name="L5">
        <text:list-item>
          <text:p text:style-name="P10">mantener estructuras lejos del equilibrio, </text:p>
        </text:list-item>
        <text:list-item>
          <text:p text:style-name="P10">expandir la capacidad del sistema para procesar energía, </text:p>
        </text:list-item>
        <text:list-item>
          <text:p text:style-name="P9">y perpetuar configuraciones que funcionan. </text:p>
        </text:list-item>
      </text:list>
      <text:p text:style-name="Text_20_body">La vida es, en este sentido, una <text:span text:style-name="Strong_20_Emphasis">máquina de disipación organizada</text:span>.</text:p>
      <text:h text:style-name="Heading_20_3" text:outline-level="3"><text:span text:style-name="Strong_20_Emphasis">3.2. La reproducción como estabilizador</text:span></text:h>
      <text:p text:style-name="Text_20_body">Un patrón que se replica se vuelve más estable que uno que no lo hace. No porque sea “mejor”, sino porque:</text:p>
      <text:list xml:id="list2341661933" text:style-name="L6">
        <text:list-item>
          <text:p text:style-name="P12">ocupa más espacio, </text:p>
        </text:list-item>
        <text:list-item>
          <text:p text:style-name="P12">persiste más tiempo, </text:p>
        </text:list-item>
        <text:list-item>
          <text:p text:style-name="P11">y genera más copias que pueden resistir perturbaciones. </text:p>
        </text:list-item>
      </text:list>
      <text:p text:style-name="Text_20_body">La reproducción es una forma de <text:span text:style-name="Strong_20_Emphasis">redundancia lógica</text:span>: un mecanismo para asegurar que un patrón no desaparezca.</text:p>
      <text:p text:style-name="Horizontal_20_Line"/>
      <text:h text:style-name="Heading_20_2" text:outline-level="2"><text:span text:style-name="Strong_20_Emphasis">4. Por qué sucede: la reproducción como inteligencia primitiva</text:span></text:h>
      <text:p text:style-name="Text_20_body">Aquí entramos en el corazón del capítulo.</text:p>
      <text:p text:style-name="Text_20_body">Si definimos inteligencia como la capacidad de:</text:p>
      <text:list xml:id="list1304061056" text:style-name="L7">
        <text:list-item>
          <text:p text:style-name="P14">explorar un espacio de posibilidades, </text:p>
        </text:list-item>
        <text:list-item>
          <text:p text:style-name="P14">retener configuraciones útiles, </text:p>
        </text:list-item>
        <text:list-item>
          <text:p text:style-name="P13">y descartar las ineficaces, </text:p>
        </text:list-item>
      </text:list>
      <text:p text:style-name="Text_20_body">entonces la reproducción es la forma más antigua y poderosa de inteligencia.</text:p>
      <text:h text:style-name="Heading_20_3" text:outline-level="3"><text:span text:style-name="Strong_20_Emphasis">4.1. Cada copia es un experimento</text:span></text:h>
      <text:p text:style-name="Text_20_body">La reproducción genera variaciones inevitables. Cada copia es una hipótesis sobre cómo podría funcionar el patrón en el entorno.</text:p>
      <text:h text:style-name="Heading_20_3" text:outline-level="3"><text:span text:style-name="Strong_20_Emphasis">4.2. El entorno como juez</text:span></text:h>
      <text:p text:style-name="Text_20_body">No hay intención consciente, pero sí hay evaluación. El entorno selecciona qué variantes continúan.</text:p>
      <text:h text:style-name="Heading_20_3" text:outline-level="3"><text:span text:style-name="Strong_20_Emphasis">4.3. La vida como algoritmo de búsqueda</text:span></text:h>
      <text:p text:style-name="Text_20_body">La reproducción convierte la evolución en un proceso de:</text:p>
      <text:list xml:id="list2765149164" text:style-name="L8">
        <text:list-item>
          <text:p text:style-name="P16">búsqueda, </text:p>
        </text:list-item>
        <text:list-item>
          <text:p text:style-name="P16"><text:soft-page-break/>optimización, </text:p>
        </text:list-item>
        <text:list-item>
          <text:p text:style-name="P15">y aprendizaje distribuido. </text:p>
        </text:list-item>
      </text:list>
      <text:p text:style-name="Text_20_body">La inteligencia humana es solo una versión tardía y especializada de este proceso universal.</text:p>
      <text:p text:style-name="Horizontal_20_Line"/>
      <text:h text:style-name="Heading_20_2" text:outline-level="2"><text:span text:style-name="Strong_20_Emphasis">5. El origen de la vida: cuando la lógica se vuelve materia</text:span></text:h>
      <text:p text:style-name="Text_20_body">La vida comienza cuando un patrón molecular deja de ser un accidente y se convierte en un proceso que se mantiene a sí mismo.</text:p>
      <text:p text:style-name="Text_20_body">El origen de la vida es el origen de un <text:span text:style-name="Strong_20_Emphasis">bucle lógico autoejecutable</text:span>:</text:p>
      <text:list xml:id="list3025215847" text:style-name="L9">
        <text:list-item>
          <text:p text:style-name="P18">Un patrón se replica </text:p>
        </text:list-item>
        <text:list-item>
          <text:p text:style-name="P18">La réplica altera el entorno </text:p>
        </text:list-item>
        <text:list-item>
          <text:p text:style-name="P18">El entorno selecciona </text:p>
        </text:list-item>
        <text:list-item>
          <text:p text:style-name="P18">El patrón persiste </text:p>
        </text:list-item>
        <text:list-item>
          <text:p text:style-name="P17">El ciclo se repite </text:p>
        </text:list-item>
      </text:list>
      <text:p text:style-name="Text_20_body">Este bucle es el primer acto de inteligencia del universo.</text:p>
      <text:p text:style-name="Text_20_body">La vida no es una cosa: es un <text:span text:style-name="Strong_20_Emphasis">proceso lógico sostenido por la materia</text:span>.</text:p>
      <text:p text:style-name="Horizontal_20_Line"/>
      <text:p text:style-name="Text_20_body">Si quieres, puedo:</text:p>
      <text:list xml:id="list3560270242" text:style-name="L10">
        <text:list-item>
          <text:p text:style-name="P20">Añadir ejemplos concretos (ARN, protocélulas, redes metabólicas) </text:p>
        </text:list-item>
        <text:list-item>
          <text:p text:style-name="P20">Integrar diagramas conceptuales para visualizar el capítulo </text:p>
        </text:list-item>
        <text:list-item>
          <text:p text:style-name="P20">Conectar este capítulo con tu modelo de vida como sistema distribuido </text:p>
        </text:list-item>
        <text:list-item>
          <text:p text:style-name="P19">O escribir un cierre poético-místico para coronarlo con tu estilo característico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30T14:19:12.460000000</meta:creation-date>
    <dc:date>2025-12-30T14:27:16.618000000</dc:date>
    <meta:editing-duration>PT8M4S</meta:editing-duration>
    <meta:editing-cycles>1</meta:editing-cycles>
    <meta:document-statistic meta:table-count="0" meta:image-count="0" meta:object-count="0" meta:page-count="4" meta:paragraph-count="85" meta:word-count="948" meta:character-count="6013" meta:non-whitespace-character-count="5150"/>
    <meta:generator>LibreOffice/7.3.5.2$Windows_X86_64 LibreOffice_project/184fe81b8c8c30d8b5082578aee2fed2ea847c01</meta:generator>
  </office:meta>
</office:document-meta>
</file>